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style:style style:name="T2" style:family="text">
      <style:text-properties fo:color="#ffffff" fo:font-family="'Arial Black'" style:font-family-generic="swiss" style:font-pitch="variable" fo:font-size="60pt" fo:font-style="normal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rzybądź,</text:span><text:span text:style-name="T1"><text:line-break/></text:span><text:span text:style-name="T1">Duchu Święty,</text:span><text:span text:style-name="T1"><text:line-break/></text:span><text:span text:style-name="T1">spuść</text:span><text:span text:style-name="T1"><text:line-break/></text:span><text:span text:style-name="T1">z niebiosów wzięty</text:span><text:span text:style-name="T1"><text:line-break/></text:span><text:span text:style-name="T1">światła</text:span><text:span text:style-name="T1"><text:line-break/></text:span><text:span text:style-name="T1">Twego strumień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rzyjdź, Ojcze ubogich,</text:span><text:span text:style-name="T1"><text:line-break/></text:span><text:span text:style-name="T1">Dawco darów mnogich,</text:span><text:span text:style-name="T1"><text:line-break/></text:span><text:span text:style-name="T1">przyjdź,</text:span><text:span text:style-name="T1"><text:line-break/></text:span><text:span text:style-name="T1">Światłości sumień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O, Najmilszy z gości,</text:span><text:span text:style-name="T1"><text:line-break/></text:span><text:span text:style-name="T1">Słodka serc radości,</text:span><text:span text:style-name="T1"><text:line-break/></text:span><text:span text:style-name="T1">Słodkie orzeźwienie.</text:span><text:span text:style-name="T1"><text:line-break/></text:span><text:span text:style-name="T1">W pracy Tyś ochłodą,</text:span><text:span text:style-name="T1"><text:line-break/></text:span><text:span text:style-name="T1">w skwarze żywą wodą,</text:span><text:span text:style-name="T1"><text:line-break/></text:span><text:span text:style-name="T1">w płaczu utulenie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Światłości najświętsza!</text:span><text:span text:style-name="T1"><text:line-break/></text:span><text:span text:style-name="T1">Serc wierzących</text:span><text:span text:style-name="T1"><text:line-break/></text:span><text:span text:style-name="T1">wnętrza</text:span><text:span text:style-name="T1"><text:line-break/></text:span><text:span text:style-name="T1">poddaj swej potędz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6cm" presentation:class="title" presentation:user-transformed="true">
          <draw:text-box>
            <text:p text:style-name="P1"><text:span text:style-name="T1">Bez Twojego tchnienia</text:span><text:span text:style-name="T1"><text:line-break/></text:span><text:span text:style-name="T1">cóż jest wśród stworzenia</text:span><text:span text:style-name="T1"><text:line-break/></text:span><text:span text:style-name="T1">- jeno cierń i nędz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Obmyj, co nie święte,</text:span><text:span text:style-name="T1"><text:line-break/></text:span><text:span text:style-name="T1">oschłym wlej zachętę,</text:span><text:span text:style-name="T1"><text:line-break/></text:span><text:span text:style-name="T1">ulecz serca ranę!</text:span><text:span text:style-name="T1"><text:line-break/></text:span><text:span text:style-name="T2">Nagnij, co jest harde,</text:span><text:span text:style-name="T2"><text:line-break/></text:span><text:span text:style-name="T2">rozgrzej serca twarde,</text:span><text:span text:style-name="T2"><text:line-break/></text:span><text:span text:style-name="T2">prowadź zabłąkan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Daj Twoim wierzącym,</text:span><text:span text:style-name="T1"><text:line-break/></text:span><text:span text:style-name="T1">w Tobie ufającym</text:span><text:span text:style-name="T1"><text:line-break/></text:span><text:span text:style-name="T1">siedmiorakie dary:</text:span><text:span text:style-name="T1"><text:line-break/></text:span><text:span text:style-name="T1">Daj zasługę męstwa,</text:span><text:span text:style-name="T1"><text:line-break/></text:span><text:span text:style-name="T1">Daj wieniec</text:span><text:span text:style-name="T1"><text:line-break/></text:span><text:span text:style-name="T1">zwycięstwa, Daj</text:span><text:span text:style-name="T1"><text:line-break/></text:span><text:span text:style-name="T1">szczęście bez miar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Amen! Alleluja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6-07T17:05:21</meta:creation-date>
    <dc:date>2013-06-25T20:00:24.64</dc:date>
    <dc:language>pl-PL</dc:language>
    <meta:editing-cycles>8</meta:editing-cycles>
    <meta:editing-duration>PT33M18S</meta:editing-duration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